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size="54pt" style:font-size-asian="54pt" style:font-size-complex="54pt"/>
    </style:style>
    <style:style style:name="P2" style:family="paragraph">
      <style:paragraph-properties fo:margin-left="0cm" fo:margin-right="0cm" fo:text-indent="0cm"/>
      <style:text-properties fo:color="#ffffff" fo:font-family="'Times New Roman'" style:font-family-generic="roman" style:font-pitch="variable" fo:font-size="54pt" fo:font-weight="bold" style:font-size-asian="54pt" style:font-size-complex="54pt"/>
    </style:style>
    <style:style style:name="P3" style:family="paragraph">
      <style:paragraph-properties fo:margin-left="0cm" fo:margin-right="0cm" fo:text-indent="0cm"/>
      <style:text-properties fo:font-size="57pt" style:font-size-asian="57pt" style:font-size-complex="57pt"/>
    </style:style>
    <style:style style:name="P4" style:family="paragraph">
      <style:paragraph-properties fo:margin-left="0cm" fo:margin-right="0cm" fo:text-indent="0cm"/>
      <style:text-properties fo:color="#ffffff" fo:font-family="'Times New Roman'" style:font-family-generic="roman" style:font-pitch="variable" fo:font-size="57pt" fo:font-weight="bold" style:font-size-asian="57pt" style:font-size-complex="57pt"/>
    </style:style>
    <style:style style:name="P5" style:family="paragraph">
      <style:text-properties fo:font-size="20pt"/>
    </style:style>
    <style:style style:name="P6" style:family="paragraph">
      <style:paragraph-properties fo:margin-left="0.6cm" fo:margin-right="0cm" fo:text-indent="-0.6cm"/>
      <style:text-properties fo:font-size="20pt"/>
    </style:style>
    <style:style style:name="T1" style:family="text">
      <style:text-properties fo:color="#ffffff" fo:font-family="'Arial Black'" style:font-family-generic="swiss" style:font-pitch="variable" fo:font-size="54pt" fo:font-weight="bold" style:font-size-asian="54pt" style:font-size-complex="54pt"/>
    </style:style>
    <style:style style:name="T2" style:family="text">
      <style:text-properties fo:color="#ffffff" fo:font-family="'Arial Black'" style:font-family-generic="swiss" style:font-pitch="variable" fo:font-size="54pt" fo:font-style="normal" fo:font-weight="bold" style:font-family-asian="'Bookman Old Style'" style:font-family-generic-asian="roman" style:font-pitch-asian="variable" style:font-size-asian="54pt" style:font-style-asian="italic" style:font-weight-asian="bold" style:font-family-complex="'Bookman Old Style'" style:font-family-generic-complex="roman" style:font-pitch-complex="variable" style:font-size-complex="54pt" style:font-style-complex="italic" style:font-weight-complex="bold"/>
    </style:style>
    <style:style style:name="T3" style:family="text">
      <style:text-properties fo:color="#ffffff" fo:font-family="'Arial Black'" style:font-family-generic="swiss" style:font-pitch="variable" fo:font-size="54pt" fo:font-style="normal" fo:font-weight="bold" style:font-size-asian="54pt" style:font-size-complex="54pt"/>
    </style:style>
    <style:style style:name="T4" style:family="text">
      <style:text-properties fo:color="#ffffff" fo:font-family="'Arial Black'" style:font-family-generic="swiss" style:font-pitch="variable" fo:font-size="57pt" fo:font-style="normal" fo:font-weight="bold" style:font-size-asian="57pt" style:font-size-complex="5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473cm" svg:x="0cm" svg:y="-0.236cm" presentation:class="title" presentation:user-transformed="true">
          <draw:text-box>
            <text:p text:style-name="P1"><text:span text:style-name="T1">Zaśpiewać </text:span><text:span text:style-name="T2">chcę</text:span><text:span text:style-name="T2"><text:line-break/></text:span><text:span text:style-name="T2">miłości pieśń</text:span><text:span text:style-name="T3">,</text:span><text:span text:style-name="T3"><text:line-break/></text:span><text:span text:style-name="T3">Memu Zbawcy,</text:span><text:span text:style-name="T3"><text:line-break/></text:span><text:span text:style-name="T3">Jezusowi.</text:span><text:span text:style-name="T3"><text:line-break/></text:span><text:span text:style-name="T3">Za dzieła Twe</text:span><text:span text:style-name="T3"><text:line-break/></text:span><text:span text:style-name="T3">wychwalam Cię</text:span><text:span text:style-name="T3"><text:line-break/></text:span><text:span text:style-name="T3">Kochany Zbawco,</text:span><text:span text:style-name="T3"><text:line-break/></text:span><text:span text:style-name="T3">drogi Jezu.</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cm" svg:y="0cm" presentation:class="title" presentation:user-transformed="true">
          <draw:text-box>
            <text:p text:style-name="P3"><text:span text:style-name="T4">Raduję się,</text:span><text:span text:style-name="T4"><text:line-break/></text:span><text:span text:style-name="T4">bo nazwałeś mnie swym,</text:span><text:span text:style-name="T4"><text:line-break/></text:span><text:span text:style-name="T4">Tylko z Tobą pragnę być.</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5"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4">W Twych ramionach</text:span><text:span text:style-name="T4"><text:line-break/></text:span><text:span text:style-name="T4">się skryć /x2</text:span><text:span text:style-name="T4"><text:line-break/></text:span><text:span text:style-name="T4">Więc przytul mnie</text:span><text:span text:style-name="T4"><text:line-break/></text:span><text:span text:style-name="T4">i ukryj mnie,</text:span><text:span text:style-name="T4"><text:line-break/></text:span><text:span text:style-name="T4">W Twych</text:span><text:span text:style-name="T4"><text:line-break/></text:span><text:span text:style-name="T4">ramionach dziś.</text:span></text:p>
          </draw:text-box>
        </draw:frame>
        <presentation:notes draw:style-name="dp2">
          <draw:page-thumbnail draw:style-name="gr1" draw:layer="layout" svg:width="13.586cm" svg:height="11.136cm" svg:x="3.705cm" svg:y="2.256cm" draw:page-number="3" presentation:class="page"/>
          <draw:frame presentation:style-name="pr2" draw:text-style-name="P6"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4-11T11:04:04</meta:creation-date>
    <dc:date>2013-05-28T17:51:55.03</dc:date>
    <dc:language>en-US</dc:language>
    <meta:editing-cycles>7</meta:editing-cycles>
    <meta:editing-duration>PT17M54S</meta:editing-duration>
    <meta:document-statistic meta:object-count="24"/>
    <meta:user-defined meta:name="Info 1"/>
    <meta:user-defined meta:name="Info 2"/>
    <meta:user-defined meta:name="Info 3"/>
    <meta:user-defined meta:name="Info 4"/>
  </office:meta>
</office:document-meta>
</file>